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9cff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a5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0938a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8ddbb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a1467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14716f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solid" draw:fill-color="#14527a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solid" draw:fill-color="#d4ea6b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solid" draw:fill-color="#e16173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solid" draw:fill-color="#5983b0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solid" draw:fill-color="#861141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solid" draw:fill-color="#ed4c05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solid" draw:fill-color="#ffffa6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paragraph-properties style:writing-mode="lr-tb"/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ffffff"/>
      <style:paragraph-properties style:writing-mode="lr-tb"/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  <style:paragraph-properties style:writing-mode="lr-tb"/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paragraph-properties style:writing-mode="lr-tb"/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P10" style:family="paragraph">
      <loext:graphic-properties draw:fill-color="#ffffff"/>
      <style:paragraph-properties style:writing-mode="lr-tb"/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paragraph-properties style:writing-mode="lr-tb"/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  <style:paragraph-properties style:writing-mode="lr-tb"/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  <style:paragraph-properties fo:text-align="center" style:writing-mode="lr-tb"/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style:style style:name="T1" style:family="text"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T2" style:family="text"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T3" style:family="text"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T4" style:family="text"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T5" style:family="text"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T6" style:family="text"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T7" style:family="text"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T8" style:family="text"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T9" style:family="text"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T10" style:family="text"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T11" style:family="text"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T12" style:family="text"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T13" style:family="text"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0cm" svg:height="15.75cm" svg:x="4cm" svg:y="0cm">
          <draw:text-box>
            <text:p><text:span text:style-name="T1">What seems like talent</text:span></text:p>
            <text:p><text:span text:style-name="T1">often comes down to a </text:span><text:span text:style-name="T1">difference in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Short-term intensity </text:span><text:span text:style-name="T2">cannot replace long-term </text:span><text:span text:style-name="T2">commitm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>
        <office:forms form:automatic-focus="false" form:apply-design-mode="false"/>
        <draw:frame presentation:style-name="pr1" draw:text-style-name="P4" draw:layer="layout" svg:width="20cm" svg:height="15.75cm" svg:x="4cm" svg:y="0cm">
          <draw:text-box>
            <text:p><text:span text:style-name="T3">A mature engineer must </text:span><text:span text:style-name="T3">make reasonable </text:span><text:span text:style-name="T3">estimates despite </text:span><text:span text:style-name="T3">uncertaint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>
        <office:forms form:automatic-focus="false" form:apply-design-mode="false"/>
        <draw:frame presentation:style-name="pr1" draw:text-style-name="P5" draw:layer="layout" svg:width="20cm" svg:height="15.75cm" svg:x="4cm" svg:y="0cm">
          <draw:text-box>
            <text:p><text:span text:style-name="T4">Gettings things done </text:span><text:span text:style-name="T4">involve doing things you </text:span><text:span text:style-name="T4">might not be interested i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>
        <office:forms form:automatic-focus="false" form:apply-design-mode="false"/>
        <draw:frame presentation:style-name="pr1" draw:text-style-name="P6" draw:layer="layout" svg:width="20cm" svg:height="15.75cm" svg:x="4cm" svg:y="0cm">
          <draw:text-box>
            <text:p><text:span text:style-name="T5">A professional works </text:span><text:span text:style-name="T5">professionall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To be seen as a senior, you </text:span><text:span text:style-name="T6">must be felt as o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>
        <office:forms form:automatic-focus="false" form:apply-design-mode="false"/>
        <draw:frame presentation:style-name="pr1" draw:text-style-name="P8" draw:layer="layout" svg:width="20cm" svg:height="15.75cm" svg:x="4cm" svg:y="0cm">
          <draw:text-box>
            <text:p><text:span text:style-name="T7">You do not sell your time.</text:span></text:p>
            <text:p><text:span text:style-name="T7">You sell yourself.</text:span></text:p>
            <text:p><text:span text:style-name="T7">Everyd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>
        <office:forms form:automatic-focus="false" form:apply-design-mode="false"/>
        <draw:frame presentation:style-name="pr1" draw:text-style-name="P9" draw:layer="layout" svg:width="20cm" svg:height="15.75cm" svg:x="4cm" svg:y="0cm">
          <draw:text-box>
            <text:p><text:span text:style-name="T8">Time and energy are </text:span><text:span text:style-name="T8">scarce resourc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Hard work always beats </text:span><text:span text:style-name="T9">talent if talent doesn't </text:span><text:span text:style-name="T9">work har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0cm" svg:height="15.75cm" svg:x="4cm" svg:y="0cm">
          <draw:text-box>
            <text:p><text:span text:style-name="T10">Value is created by do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Discipline is cheaper than </text:span><text:span text:style-name="T2">regre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Consistency is the price of </text:span><text:span text:style-name="T9">excellenc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You don't need more time.</text:span></text:p>
            <text:p><text:span text:style-name="T6">You need more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0cm" svg:height="15.75cm" svg:x="4cm" svg:y="0cm">
          <draw:text-box>
            <text:p><text:span text:style-name="T11">Programming is fun, but </text:span><text:span text:style-name="T11">shipping is your job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0cm" svg:height="15.75cm" svg:x="4cm" svg:y="0cm">
          <draw:text-box>
            <text:p text:style-name="P13"><text:span text:style-name="T12">Back to the basics:</text:span></text:p>
            <text:p text:style-name="P13"><text:span text:style-name="T12">1. Do your job.</text:span></text:p>
            <text:p text:style-name="P13"><text:span text:style-name="T12">2. Make reports.</text:span></text:p>
            <text:p text:style-name="P13"><text:span text:style-name="T12">3. Be practic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0cm" svg:height="15.75cm" svg:x="4cm" svg:y="0cm">
          <draw:text-box>
            <text:p text:style-name="P13"><text:span text:style-name="T13">First, solve the problem.</text:span></text:p>
            <text:p text:style-name="P13"><text:span text:style-name="T13">Then, write cod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1:37:00.404297964</meta:creation-date>
    <dc:date>2021-11-04T00:27:44.538130524</dc:date>
    <meta:editing-duration>PT43M18S</meta:editing-duration>
    <meta:editing-cycles>10</meta:editing-cycles>
    <meta:generator>LibreOffice/6.4.7.2$Linux_X86_64 LibreOffice_project/40$Build-2</meta:generator>
    <meta:document-statistic meta:object-count="69"/>
  </office:meta>
</office:document-meta>
</file>